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Naskh Shift Alt" svg:font-family="'Droid Naskh Shift Alt'"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141674"/>
    </style:style>
    <style:style style:name="P2" style:family="paragraph" style:parent-style-name="Standard">
      <style:paragraph-properties fo:text-align="end" style:justify-single-word="false" style:writing-mode="rl-tb"/>
      <style:text-properties officeooo:paragraph-rsid="00166db0"/>
    </style:style>
    <style:style style:name="P3" style:family="paragraph" style:parent-style-name="Standard">
      <style:paragraph-properties fo:text-align="end" style:justify-single-word="false" style:writing-mode="rl-tb"/>
      <style:text-properties officeooo:paragraph-rsid="00199643"/>
    </style:style>
    <style:style style:name="P4" style:family="paragraph" style:parent-style-name="Standard">
      <style:paragraph-properties fo:text-align="end" style:justify-single-word="false" style:writing-mode="rl-tb"/>
      <style:text-properties officeooo:paragraph-rsid="0025a357"/>
    </style:style>
    <style:style style:name="P5" style:family="paragraph" style:parent-style-name="Standard">
      <style:paragraph-properties fo:text-align="end" style:justify-single-word="false" style:writing-mode="rl-tb"/>
      <style:text-properties officeooo:paragraph-rsid="002abe6b"/>
    </style:style>
    <style:style style:name="P6" style:family="paragraph" style:parent-style-name="Standard">
      <style:paragraph-properties fo:text-align="end" style:justify-single-word="false" style:writing-mode="rl-tb"/>
      <style:text-properties officeooo:paragraph-rsid="002cfd1b"/>
    </style:style>
    <style:style style:name="P7" style:family="paragraph" style:parent-style-name="Standard">
      <style:paragraph-properties fo:text-align="end" style:justify-single-word="false" style:writing-mode="rl-tb"/>
      <style:text-properties officeooo:paragraph-rsid="002ee14a"/>
    </style:style>
    <style:style style:name="P8" style:family="paragraph" style:parent-style-name="Standard">
      <style:paragraph-properties fo:text-align="end" style:justify-single-word="false" style:writing-mode="rl-tb"/>
      <style:text-properties officeooo:rsid="00083b51" officeooo:paragraph-rsid="00083b51"/>
    </style:style>
    <style:style style:name="P9" style:family="paragraph" style:parent-style-name="Standard">
      <style:paragraph-properties fo:text-align="end" style:justify-single-word="false" style:writing-mode="rl-tb"/>
      <style:text-properties officeooo:rsid="000966fb" officeooo:paragraph-rsid="000966fb"/>
    </style:style>
    <style:style style:name="P10" style:family="paragraph" style:parent-style-name="Standard">
      <style:paragraph-properties fo:text-align="start" style:justify-single-word="false" style:writing-mode="rl-tb"/>
      <style:text-properties officeooo:rsid="000966fb" officeooo:paragraph-rsid="000966fb"/>
    </style:style>
    <style:style style:name="P11" style:family="paragraph" style:parent-style-name="Standard">
      <style:paragraph-properties fo:text-align="end" style:justify-single-word="false" style:writing-mode="rl-tb"/>
      <style:text-properties officeooo:rsid="000aafe9" officeooo:paragraph-rsid="000aafe9"/>
    </style:style>
    <style:style style:name="P12" style:family="paragraph" style:parent-style-name="Standard">
      <style:paragraph-properties fo:text-align="end" style:justify-single-word="false" style:writing-mode="rl-tb"/>
      <style:text-properties officeooo:rsid="000aafe9" officeooo:paragraph-rsid="00159b3f"/>
    </style:style>
    <style:style style:name="P13" style:family="paragraph" style:parent-style-name="Standard">
      <style:paragraph-properties fo:text-align="end" style:justify-single-word="false" style:writing-mode="rl-tb"/>
      <style:text-properties officeooo:rsid="000c4a42" officeooo:paragraph-rsid="000c4a42"/>
    </style:style>
    <style:style style:name="P14" style:family="paragraph" style:parent-style-name="Standard">
      <style:paragraph-properties fo:text-align="end" style:justify-single-word="false" style:writing-mode="rl-tb"/>
      <style:text-properties officeooo:rsid="000dcc60" officeooo:paragraph-rsid="000dcc60"/>
    </style:style>
    <style:style style:name="P15" style:family="paragraph" style:parent-style-name="Standard">
      <style:paragraph-properties fo:text-align="end" style:justify-single-word="false" style:writing-mode="rl-tb"/>
      <style:text-properties officeooo:rsid="000dcc60" officeooo:paragraph-rsid="000f08cf"/>
    </style:style>
    <style:style style:name="P16" style:family="paragraph" style:parent-style-name="Standard">
      <style:paragraph-properties fo:text-align="end" style:justify-single-word="false" style:writing-mode="rl-tb"/>
      <style:text-properties officeooo:rsid="000f08cf" officeooo:paragraph-rsid="000f08cf"/>
    </style:style>
    <style:style style:name="P17" style:family="paragraph" style:parent-style-name="Standard">
      <style:paragraph-properties fo:text-align="end" style:justify-single-word="false" style:writing-mode="rl-tb"/>
      <style:text-properties officeooo:rsid="000f08cf" officeooo:paragraph-rsid="00159b3f"/>
    </style:style>
    <style:style style:name="P18" style:family="paragraph" style:parent-style-name="Standard">
      <style:paragraph-properties fo:text-align="end" style:justify-single-word="false" style:writing-mode="rl-tb"/>
      <style:text-properties officeooo:rsid="000f08cf" officeooo:paragraph-rsid="00166db0"/>
    </style:style>
    <style:style style:name="P19" style:family="paragraph" style:parent-style-name="Standard">
      <style:paragraph-properties fo:text-align="end" style:justify-single-word="false" style:writing-mode="rl-tb"/>
      <style:text-properties officeooo:rsid="00102caa" officeooo:paragraph-rsid="00102caa"/>
    </style:style>
    <style:style style:name="P20" style:family="paragraph" style:parent-style-name="Standard">
      <style:paragraph-properties fo:text-align="end" style:justify-single-word="false" style:writing-mode="rl-tb"/>
      <style:text-properties officeooo:rsid="00120a8d" officeooo:paragraph-rsid="00120a8d"/>
    </style:style>
    <style:style style:name="P21" style:family="paragraph" style:parent-style-name="Standard">
      <style:paragraph-properties fo:text-align="end" style:justify-single-word="false" style:writing-mode="rl-tb"/>
      <style:text-properties officeooo:rsid="001300c3" officeooo:paragraph-rsid="001300c3"/>
    </style:style>
    <style:style style:name="P22" style:family="paragraph" style:parent-style-name="Standard">
      <style:paragraph-properties fo:text-align="end" style:justify-single-word="false" style:writing-mode="rl-tb"/>
      <style:text-properties officeooo:rsid="00141674" officeooo:paragraph-rsid="00141674"/>
    </style:style>
    <style:style style:name="P23" style:family="paragraph" style:parent-style-name="Standard">
      <style:paragraph-properties fo:text-align="end" style:justify-single-word="false" style:writing-mode="rl-tb"/>
      <style:text-properties officeooo:rsid="00146207" officeooo:paragraph-rsid="00146207"/>
    </style:style>
    <style:style style:name="P24" style:family="paragraph" style:parent-style-name="Standard">
      <style:paragraph-properties fo:text-align="end" style:justify-single-word="false" style:writing-mode="rl-tb"/>
      <style:text-properties officeooo:rsid="00156666" officeooo:paragraph-rsid="00156666"/>
    </style:style>
    <style:style style:name="P25" style:family="paragraph" style:parent-style-name="Standard">
      <style:paragraph-properties fo:text-align="end" style:justify-single-word="false" style:writing-mode="rl-tb"/>
      <style:text-properties officeooo:rsid="00159b3f" officeooo:paragraph-rsid="00156666"/>
    </style:style>
    <style:style style:name="P26" style:family="paragraph" style:parent-style-name="Standard">
      <style:paragraph-properties fo:text-align="end" style:justify-single-word="false" style:writing-mode="rl-tb"/>
      <style:text-properties officeooo:rsid="00159b3f" officeooo:paragraph-rsid="00159b3f"/>
    </style:style>
    <style:style style:name="P27" style:family="paragraph" style:parent-style-name="Standard">
      <style:paragraph-properties fo:text-align="end" style:justify-single-word="false" style:writing-mode="rl-tb"/>
      <style:text-properties officeooo:rsid="00159b3f" officeooo:paragraph-rsid="00345128"/>
    </style:style>
    <style:style style:name="P28" style:family="paragraph" style:parent-style-name="Standard">
      <style:paragraph-properties fo:text-align="end" style:justify-single-word="false" style:writing-mode="rl-tb"/>
      <style:text-properties officeooo:rsid="00166db0" officeooo:paragraph-rsid="00166db0"/>
    </style:style>
    <style:style style:name="P29" style:family="paragraph" style:parent-style-name="Standard">
      <style:paragraph-properties fo:text-align="end" style:justify-single-word="false" style:writing-mode="rl-tb"/>
      <style:text-properties officeooo:rsid="001750a1" officeooo:paragraph-rsid="001750a1"/>
    </style:style>
    <style:style style:name="P30" style:family="paragraph" style:parent-style-name="Standard">
      <style:paragraph-properties fo:text-align="end" style:justify-single-word="false" style:writing-mode="rl-tb"/>
      <style:text-properties officeooo:rsid="0018fc2f" officeooo:paragraph-rsid="0018fc2f"/>
    </style:style>
    <style:style style:name="P31" style:family="paragraph" style:parent-style-name="Standard">
      <style:paragraph-properties fo:text-align="end" style:justify-single-word="false" style:writing-mode="rl-tb"/>
      <style:text-properties officeooo:rsid="00199643" officeooo:paragraph-rsid="00199643"/>
    </style:style>
    <style:style style:name="P32" style:family="paragraph" style:parent-style-name="Standard">
      <style:paragraph-properties fo:text-align="end" style:justify-single-word="false" style:writing-mode="rl-tb"/>
      <style:text-properties officeooo:rsid="00199643" officeooo:paragraph-rsid="001aa589"/>
    </style:style>
    <style:style style:name="P33" style:family="paragraph" style:parent-style-name="Standard">
      <style:paragraph-properties fo:text-align="end" style:justify-single-word="false" style:writing-mode="rl-tb"/>
      <style:text-properties officeooo:rsid="00199643" officeooo:paragraph-rsid="0028ada9"/>
    </style:style>
    <style:style style:name="P34" style:family="paragraph" style:parent-style-name="Standard">
      <style:paragraph-properties fo:text-align="end" style:justify-single-word="false" style:writing-mode="rl-tb"/>
      <style:text-properties officeooo:rsid="001ba06b" officeooo:paragraph-rsid="001ba06b"/>
    </style:style>
    <style:style style:name="P35" style:family="paragraph" style:parent-style-name="Standard">
      <style:paragraph-properties fo:text-align="end" style:justify-single-word="false" style:writing-mode="rl-tb"/>
      <style:text-properties officeooo:rsid="001f6a6c" officeooo:paragraph-rsid="001f6a6c"/>
    </style:style>
    <style:style style:name="P36" style:family="paragraph" style:parent-style-name="Standard">
      <style:paragraph-properties fo:text-align="end" style:justify-single-word="false" style:writing-mode="rl-tb"/>
      <style:text-properties officeooo:rsid="0021276f" officeooo:paragraph-rsid="0021276f"/>
    </style:style>
    <style:style style:name="P37" style:family="paragraph" style:parent-style-name="Standard">
      <style:paragraph-properties fo:text-align="end" style:justify-single-word="false" style:writing-mode="rl-tb"/>
      <style:text-properties officeooo:rsid="00218afb" officeooo:paragraph-rsid="00218afb"/>
    </style:style>
    <style:style style:name="P38" style:family="paragraph" style:parent-style-name="Standard">
      <style:paragraph-properties fo:text-align="end" style:justify-single-word="false" style:writing-mode="rl-tb"/>
      <style:text-properties officeooo:rsid="0023a873" officeooo:paragraph-rsid="0023a873"/>
    </style:style>
    <style:style style:name="P39" style:family="paragraph" style:parent-style-name="Standard">
      <style:paragraph-properties fo:text-align="end" style:justify-single-word="false" style:writing-mode="rl-tb"/>
      <style:text-properties officeooo:rsid="002717ad" officeooo:paragraph-rsid="002717ad"/>
    </style:style>
    <style:style style:name="P40" style:family="paragraph" style:parent-style-name="Standard">
      <style:paragraph-properties fo:text-align="end" style:justify-single-word="false" style:writing-mode="rl-tb"/>
      <style:text-properties officeooo:rsid="00288141" officeooo:paragraph-rsid="00288141"/>
    </style:style>
    <style:style style:name="P41" style:family="paragraph" style:parent-style-name="Standard">
      <style:paragraph-properties fo:text-align="end" style:justify-single-word="false" style:writing-mode="rl-tb"/>
      <style:text-properties officeooo:rsid="002a6981" officeooo:paragraph-rsid="002a6981"/>
    </style:style>
    <style:style style:name="P42" style:family="paragraph" style:parent-style-name="Standard">
      <style:paragraph-properties fo:text-align="end" style:justify-single-word="false" style:writing-mode="rl-tb"/>
      <style:text-properties officeooo:rsid="002b5df8" officeooo:paragraph-rsid="002b5df8"/>
    </style:style>
    <style:style style:name="P43" style:family="paragraph" style:parent-style-name="Standard">
      <style:paragraph-properties fo:text-align="end" style:justify-single-word="false" style:writing-mode="rl-tb"/>
      <style:text-properties officeooo:rsid="002c522d" officeooo:paragraph-rsid="002c522d"/>
    </style:style>
    <style:style style:name="P44" style:family="paragraph" style:parent-style-name="Standard">
      <style:paragraph-properties fo:text-align="end" style:justify-single-word="false" style:writing-mode="rl-tb"/>
      <style:text-properties officeooo:rsid="002c97d7" officeooo:paragraph-rsid="002c97d7"/>
    </style:style>
    <style:style style:name="P45" style:family="paragraph" style:parent-style-name="Standard">
      <style:paragraph-properties fo:text-align="end" style:justify-single-word="false" style:writing-mode="rl-tb"/>
      <style:text-properties officeooo:rsid="002cfd1b" officeooo:paragraph-rsid="002cfd1b"/>
    </style:style>
    <style:style style:name="P46" style:family="paragraph" style:parent-style-name="Standard">
      <style:paragraph-properties fo:text-align="end" style:justify-single-word="false" style:writing-mode="rl-tb"/>
      <style:text-properties officeooo:rsid="002d7662" officeooo:paragraph-rsid="002d7662"/>
    </style:style>
    <style:style style:name="P47" style:family="paragraph" style:parent-style-name="Standard">
      <style:paragraph-properties fo:text-align="end" style:justify-single-word="false" style:writing-mode="rl-tb"/>
      <style:text-properties officeooo:rsid="002ee14a" officeooo:paragraph-rsid="002ee14a"/>
    </style:style>
    <style:style style:name="P48" style:family="paragraph" style:parent-style-name="Standard">
      <style:paragraph-properties fo:text-align="end" style:justify-single-word="false" style:writing-mode="rl-tb"/>
      <style:text-properties officeooo:rsid="002eef9d" officeooo:paragraph-rsid="002eef9d"/>
    </style:style>
    <style:style style:name="P49" style:family="paragraph" style:parent-style-name="Standard">
      <style:paragraph-properties fo:text-align="end" style:justify-single-word="false" style:writing-mode="rl-tb"/>
      <style:text-properties officeooo:rsid="00328bbb" officeooo:paragraph-rsid="00328bbb"/>
    </style:style>
    <style:style style:name="P50" style:family="paragraph" style:parent-style-name="Standard">
      <style:paragraph-properties fo:text-align="end" style:justify-single-word="false" style:writing-mode="rl-tb"/>
      <style:text-properties officeooo:rsid="00345128" officeooo:paragraph-rsid="00345128"/>
    </style:style>
    <style:style style:name="P51" style:family="paragraph" style:parent-style-name="Standard">
      <style:paragraph-properties fo:text-align="end" style:justify-single-word="false" style:writing-mode="rl-tb"/>
      <style:text-properties officeooo:rsid="003477a6" officeooo:paragraph-rsid="003477a6"/>
    </style:style>
    <style:style style:name="T1" style:family="text">
      <style:text-properties officeooo:rsid="000dcc60"/>
    </style:style>
    <style:style style:name="T2" style:family="text">
      <style:text-properties officeooo:rsid="000f08cf"/>
    </style:style>
    <style:style style:name="T3" style:family="text">
      <style:text-properties officeooo:rsid="00102caa"/>
    </style:style>
    <style:style style:name="T4" style:family="text">
      <style:text-properties officeooo:rsid="00120a8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0f08cf" style:font-size-asian="16pt" style:font-weight-asian="bold" style:font-size-complex="16pt" style:font-weight-complex="bold"/>
    </style:style>
    <style:style style:name="T7" style:family="text">
      <style:text-properties fo:font-size="16pt" fo:font-weight="bold" officeooo:rsid="00141674" style:font-size-asian="16pt" style:font-weight-asian="bold" style:font-size-complex="16pt" style:font-weight-complex="bold"/>
    </style:style>
    <style:style style:name="T8" style:family="text">
      <style:text-properties fo:font-size="16pt" fo:font-weight="bold" officeooo:rsid="00166db0" style:font-size-asian="16pt" style:font-weight-asian="bold" style:font-size-complex="16pt" style:font-weight-complex="bold"/>
    </style:style>
    <style:style style:name="T9" style:family="text">
      <style:text-properties fo:font-size="16pt" fo:font-weight="bold" officeooo:rsid="00199643" style:font-size-asian="16pt" style:font-weight-asian="bold" style:font-size-complex="16pt" style:font-weight-complex="bold"/>
    </style:style>
    <style:style style:name="T10" style:family="text">
      <style:text-properties fo:font-size="16pt" fo:font-weight="bold" officeooo:rsid="001aa589" style:font-size-asian="16pt" style:font-weight-asian="bold" style:font-size-complex="16pt" style:font-weight-complex="bold"/>
    </style:style>
    <style:style style:name="T11" style:family="text">
      <style:text-properties fo:font-size="16pt" fo:font-weight="bold" officeooo:rsid="0025a357" style:font-size-asian="16pt" style:font-weight-asian="bold" style:font-size-complex="16pt" style:font-weight-complex="bold"/>
    </style:style>
    <style:style style:name="T12" style:family="text">
      <style:text-properties fo:font-size="16pt" fo:font-weight="bold" officeooo:rsid="0028ada9" style:font-size-asian="16pt" style:font-weight-asian="bold" style:font-size-complex="16pt" style:font-weight-complex="bold"/>
    </style:style>
    <style:style style:name="T13" style:family="text">
      <style:text-properties fo:font-size="16pt" fo:font-weight="bold" officeooo:rsid="002abe6b" style:font-size-asian="16pt" style:font-weight-asian="bold" style:font-size-complex="16pt" style:font-weight-complex="bold"/>
    </style:style>
    <style:style style:name="T14" style:family="text">
      <style:text-properties fo:font-size="16pt" fo:font-weight="bold" officeooo:rsid="002cfd1b" style:font-size-asian="16pt" style:font-weight-asian="bold" style:font-size-complex="16pt" style:font-weight-complex="bold"/>
    </style:style>
    <style:style style:name="T15" style:family="text">
      <style:text-properties fo:font-size="16pt" fo:font-weight="bold" officeooo:rsid="002ee14a" style:font-size-asian="16pt" style:font-weight-asian="bold" style:font-size-complex="16pt" style:font-weight-complex="bold"/>
    </style:style>
    <style:style style:name="T16" style:family="text">
      <style:text-properties fo:font-weight="bold" style:font-weight-asian="bold" style:font-weight-complex="bold"/>
    </style:style>
    <style:style style:name="T17" style:family="text">
      <style:text-properties fo:font-weight="bold" officeooo:rsid="000f08cf" style:font-weight-asian="bold" style:font-weight-complex="bold"/>
    </style:style>
    <style:style style:name="T18" style:family="text">
      <style:text-properties officeooo:rsid="00166db0"/>
    </style:style>
    <style:style style:name="T19" style:family="text">
      <style:text-properties officeooo:rsid="0018dca3"/>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1ba06b" style:font-size-asian="12pt" style:font-weight-asian="normal" style:font-size-complex="12pt" style:font-weight-complex="normal"/>
    </style:style>
    <style:style style:name="T22" style:family="text">
      <style:text-properties fo:font-size="12pt" fo:font-weight="normal" officeooo:rsid="00201e58" style:font-size-asian="12pt" style:font-weight-asian="normal" style:font-size-complex="12pt" style:font-weight-complex="normal"/>
    </style:style>
    <style:style style:name="T23" style:family="text">
      <style:text-properties fo:font-size="12pt" fo:font-weight="normal" officeooo:rsid="00224991" style:font-size-asian="12pt" style:font-weight-asian="normal" style:font-size-complex="12pt" style:font-weight-complex="normal"/>
    </style:style>
    <style:style style:name="T24" style:family="text">
      <style:text-properties fo:font-size="12pt" fo:font-weight="normal" officeooo:rsid="002717ad" style:font-size-asian="12pt" style:font-weight-asian="normal" style:font-size-complex="12pt" style:font-weight-complex="normal"/>
    </style:style>
    <style:style style:name="T25" style:family="text">
      <style:text-properties fo:font-size="12pt" fo:font-weight="normal" officeooo:rsid="002a6981" style:font-size-asian="12pt" style:font-weight-asian="normal" style:font-size-complex="12pt" style:font-weight-complex="normal"/>
    </style:style>
    <style:style style:name="T26" style:family="text">
      <style:text-properties fo:font-size="12pt" fo:font-weight="normal" officeooo:rsid="002abe6b" style:font-size-asian="12pt" style:font-weight-asian="normal" style:font-size-complex="12pt" style:font-weight-complex="normal"/>
    </style:style>
    <style:style style:name="T27" style:family="text">
      <style:text-properties fo:font-size="12pt" fo:font-weight="normal" officeooo:rsid="002cfd1b" style:font-size-asian="12pt" style:font-weight-asian="normal" style:font-size-complex="12pt" style:font-weight-complex="normal"/>
    </style:style>
    <style:style style:name="T28" style:family="text">
      <style:text-properties fo:font-size="12pt" fo:font-weight="normal" officeooo:rsid="002ee14a" style:font-size-asian="12pt" style:font-weight-asian="normal" style:font-size-complex="12pt" style:font-weight-complex="normal"/>
    </style:style>
    <style:style style:name="T29" style:family="text">
      <style:text-properties officeooo:rsid="003172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به نام خدا </text:p>
      <text:p text:style-name="P8">توضیحات پروژه VIM برای درس ساختمان داده دکتر ابراهیمی مقدم</text:p>
      <text:p text:style-name="P8">دانشجو: روزبه شریف‌نسب 97243093 </text:p>
      <text:p text:style-name="P8"/>
      <text:p text:style-name="P9">برنامه‌ای که در پیوست ارسال می‌شود شامل چندین کلاس جاوا در پکیج vi_limited است.</text:p>
      <text:p text:style-name="P9">کلاس اصلی برنامه Vim هست که شامل متد main است و پیاده‌سازی‌های عمده‌ی ادیتور نیز در آن انجام شده. </text:p>
      <text:p text:style-name="P29">برای مشاهده جاواداک ها، <text:span text:style-name="T19">از دستور make doc یا ant doc استفاده کنید.</text:span></text:p>
      <text:p text:style-name="P9">در صورتی که مایل نباشید از main نوشته شده توسط من استفاده کنید می‌توانید در برنامه خودتان از <text:s/>Vim یک نمونه (instance) بسازید و روی آن run را فراخوانی کنید.</text:p>
      <text:p text:style-name="P9"/>
      <text:p text:style-name="P9">در این برنامه اندازه‌ی ترمینال hard code به اندازه 80 در 24 تعریف شده که به نظر استاندارد خوبی برای همه ترمینال هاست. (متأسفانه در جاوا راهی معقول برای پیدا کردن اندازه ترمینال وجود ندارد.)</text:p>
      <text:p text:style-name="P9"/>
      <text:p text:style-name="P9">برای اجرا کردن برنامه (در سیستم‌های شبه‌یونیکسی) هم می‌توانید از make استفاده کنید و هم از ant </text:p>
      <text:p text:style-name="P9">در صورتی که از <text:s/>ant استفاده کنید باید ابتدا خود دستور <text:s/>ant را زده، پس از کامپایل و .. برای شما فایل jar <text:s/>پروژه را می‌سازد. هم‌اکنون میتوانید از ادیتور استفاده کنید:</text:p>
      <text:p text:style-name="P10">java -jar Vim.jar </text:p>
      <text:p text:style-name="P9">و اگر باز کردن فایل خاصی را در نظر دارید :</text:p>
      <text:p text:style-name="P10">java -jar Vim.jar path/to/filename.txt</text:p>
      <text:p text:style-name="P10"/>
      <text:p text:style-name="P11">برنامه پس از تغییرات اولیه روی ترمینال و یک خوشامد گویی، فایل را باز می‌کند و نمایش می‌دهد.</text:p>
      <text:p text:style-name="P11">در ابتدا در حالت <text:s/>one char command هستیم. (در ادامه توضیح خواهم داد)</text:p>
      <text:p text:style-name="P11"/>
      <text:p text:style-name="P13">برنامه چند <text:s/>mode دارد برای انجام کار‌های مختلف، این <text:s/>mode ها در یک enum به نام EditorMode نگهداری می‌شوند. </text:p>
      <text:p text:style-name="P13"/>
      <text:p text:style-name="P13">1- <text:span text:style-name="T16">آمار</text:span>: حالت مشاهده‌ی آمار که اطلاعاتی از قبیل تعداد واژه‌های متن و تعداد خطوط و کلمات کوتاه و بلند متن را نشان می‌دهد. از حالت one char command با دکمه v به این حالت می‌رویم و با esc به حالت <text:s/><text:span text:style-name="T1">اصلی(دستور تک حرفی) بر‌میگردیم. دقت کنید که در حالت آمار، حرکت دادن cursor میسر نیست چون همواره آمار در یک صفحه جا می‌شود و نیازی به تغییر محل کرسر وجود ندارد.</text:span></text:p>
      <text:p text:style-name="P13"/>
      <text:p text:style-name="P14">2-<text:span text:style-name="T16"> اضافه‌کردن به متن</text:span>: اضافه کردن به متن در این حالت امکان‌پذیر است، با فشردن کلیدi <text:s/>در حالت دستور تک حرفی، به این حالت می‌رویم. در این حالت میتوان متن اضافه کرد. با زدن esc به حالت اولیه بر می‌گردیم.</text:p>
      <text:p text:style-name="P14"/>
      <text:p text:style-name="P14">3- <text:span text:style-name="T16">حالت دستور تک کلمه‌ای</text:span>: one char command حالت اصلی برنامه است که از این حالت می‌توان به تمام <text:s/>mode های دیگر دسترسی یافت. ورودی‌های گرفته شده توسط برنامه در این حالت به تابع handleOneCharCommand فرستاده می‌شوند و آنجا بسته به switch case موجود، برای آن‌ها اقدام مناسب انجام می‌شود.</text:p>
      <text:p text:style-name="P14"/>
      <text:p text:style-name="P14">4- <text:span text:style-name="T16">حالت دستور طولانی</text:span>: در صورتی که دستور‌ها تک حرفی نباشند و با “:” (کولن) شروع شوند، با دریافت علامت ۲ نقطه به این حالت می‌رویم. تا زمانی که کاربر enter وارد نکرده هر حرفی که بزند را در رشته‌ای به نام command ذخیره می‌کنیم . در صورتی که enter وارد شود، دستور را برای اجرا به تابع <text:soft-page-break/>apply long command می فرستیم. در این تابع نیز اعمال مختلفی قابل انجام است برای مثال سیو فایل، بستن فایل، رفتن به اولین خط فایل، رفتن به آخرین خط فایل و کپی و پیست و رفتن به nامین خط فایل.</text:p>
      <text:p text:style-name="P14"/>
      <text:p text:style-name="P15">5- <text:s/><text:span text:style-name="T17">حالت سرچ</text:span><text:span text:style-name="T2">: این حالت نه برای نمایش محتوای سرچ شده، بلکه برای گرفتن متن وروردی که قرار است سرچ شود است. این حالت مشابه long command از یک string برای نگهداری متنی که قرار است سرچ شود استفاده می‌کند. (در واقع از همان رشته استفاده می‌کند.)</text:span></text:p>
      <text:p text:style-name="P16">در صورتی که کاربر اینتر بزند نیز متن وارد شده بی اثر می‌گردد و به حالت one key mode می رویم.</text:p>
      <text:p text:style-name="P15"><text:span text:style-name="T2">در صورتی که کاربر اینتر بزند نتیجه‌ی سرچ حساب شده و به کمک حالت statistic نمایش داده می‌شود. (این بار به جای آمار، نتیجه‌ی سرچ روی صفحه می‌اید.) <text:s/></text:span></text:p>
      <text:p text:style-name="P16">برای رفتن به حالت سرچ از حالت one key mode باید کلید / زده شود. (مثل همان حالت که با : به حالت long command رفتیم.)</text:p>
      <text:p text:style-name="P16"/>
      <text:p text:style-name="P16"/>
      <text:p text:style-name="P16">توضیح کلاس‌های کمکی برنامه: </text:p>
      <text:p text:style-name="P16"/>
      <text:p text:style-name="P16"><text:span text:style-name="T5">کلاس Tutil</text:span>: این کلاس در انجام کار‌های مربوط به ترمینال به ما کمک می‌کند. </text:p>
      <text:p text:style-name="P16"/>
      <text:p text:style-name="P16">کار هایی از قبیل<text:span text:style-name="T16"> پرینت کردن یک رشته به رنگ دلخواه</text:span> (Color enum را ورودی می‌گیرد).</text:p>
      <text:p text:style-name="P16"/>
      <text:p text:style-name="P16"><text:span text:style-name="T16">پاک کردن صفحه</text:span>: این حالت به ۲ شیوه قابل انجام است، یکی پرینت کردن یک رشته‌ی خاص ساخته شده با کد‌های اسکی که در‌واقع اینقدر اینتر می‌زند تا تمام محتوای قبلی ترمینال به بالا روند، این روش کند بوده و مناسب ادیتور نیست. از این روش فقط برای مقاصد خاص مثلاً چاپ ارور مهلک قبل از بستن برنامه استفاده شده است. </text:p>
      <text:p text:style-name="P16">شیوه دوم پاک کردن صفحه به وسیله cursor <text:s/>است، <text:s text:c="2"/>به این صورت که کرسر را به خط ابتدایی ترمینال برده و آن خط را پاک می‌کند سپس خط بعدی و خط بعدی و … در نهایت کرسر را به سر جای اولش بر می گرداند. (به کمک clone کردن، جای اولیه کرسر یادمان می‌ماند.)</text:p>
      <text:p text:style-name="P16"/>
      <text:p text:style-name="P16">کار مهم دیگری که این کلاس انجام می‌دهد، دستکاری روی <text:s/>ترمینال برای<text:span text:style-name="T16"> به صفر رساندن بافر</text:span> است، برای اینکه هر حرف به محض فشرده شدن کلید دریافت شود نه پس از وارد شدن اینتر.</text:p>
      <text:p text:style-name="P16">پس از اتمام کار برنامه و قب از خروج نیز، بافر را به حالت اول بر می‌گرداند. </text:p>
      <text:p text:style-name="P16">متأسفانه برای اینکار از دستورات <text:s/>shell استفاده شد که به این خاطر برنامه قابلیت مستقل از سکو بودن را از دست می‌دهد ولی به نظر می‌رسد تنها راه موجود ب<text:span text:style-name="T3">اش</text:span>د.</text:p>
      <text:p text:style-name="P16"/>
      <text:p text:style-name="P19">کارهای کمکی دیگری نیز انجام می‌شود مانند چاپ خطی از screen که <text:s/>cursor در آن است و چاپ کل screen <text:s/>(با کلاس screen در ادامه آشنا می‌شویم.)</text:p>
      <text:p text:style-name="P19"/>
      <text:p text:style-name="P19">یکی دیگر از کارهایی که اشاره شد،<text:span text:style-name="T16"> پرینت کردن ارور</text:span> است، به این صورت است که در تابع با یک string <text:s/>صدا زده می‌شود که نشان دهنده‌ی نوع خطای مهلک است. پس از پاک کردن صفحه و <text:s/>چاپ خطا به رنگ قرمز، برنامه خاتمه می‌یابد.</text:p>
      <text:p text:style-name="P19"/>
      <text:p text:style-name="P19">یکی از چالش برانگیزترین کارها در جاوا نیز <text:span text:style-name="T16">گرفتن یک کاراکتر از ورودی</text:span> است! همانطور که می‌دانید در جاوا به راحتی به scanner دسترسی داریم و می‌توانیم هرچه خواستیم بخوانیم ولی خواندن یک <text:soft-page-break/>کاراکتر، آن هم بدون تاخیر بسیار چالش برانگیز است. برای اینکار مستقیماً از <text:s/>System.in استفاده کردیم. به این صورت که یک آرایه ۳ تایی از بایت به تابع read دادیم تا با کاراکترها(بایت‌ها)ی جدید پرش کند. اما چرا ۳ تا؟ ما نیاز داشتیم تفاوت esc و arrowkeyهای بالا و پایین(و البته بقیه کاراکتر‌ها) را بفهمیم. همانطور که می‌دانید در صورت وارد شدن arrow key ها، ۳ کاراکتر برای ورودی ارسال می‌شوند. اولی esc (با کد ۲۷) دومی یک کاراکتر دیگر با کد حدود ۹۰ و سومی یکی از حروف ABCD بسته به بالا‌ پایین راست و چپ بودن است با کد 65 66 67 68. <text:s/>حال فرض کنید یک کاراکتر خوانده‌ایم و کدش 27 بوده، الان از کجا بفهمیم اسکیپ بوده یا یکی از arrow key ها؟ شاید بگویید خب کاراکتر بعدی را میخوانیم اگر 90 بود میفهمیم arrow key بوده ولی این روش امکان‌پذیر نیست! فرض کنید کاربر فقط یک escape وارد کند. در این صورت برنامه ما متوقف می‌ماند تا حرف دیگری را وارد کند و کد آن را بررسی کند. (گرفتن یک کاراکتر یک عملیات blocking است.)</text:p>
      <text:p text:style-name="P19">یک ایده که نسبتاً علمی است این است که در صورتی که 27 گرفتیم، در یک ترد منتظر ورودی بمانیم و در ترد اصلی برنامه مقدار اندکی (مثلاً 0.2 ثانیه) صبر کنیم و سپس ترد دوم را interrupt کنیم. اگر کاراکتر جدید گرفته بود گه احتمالاً arrow key است و اگر نگرفته بود همان escape است. ولی اشکال این روش هم این است که حداقل فاصله بین گرفتن ۲ کلید ورودی را 0.2 ثانیه می‌کند و هم اینکه در برخی حالات <text:s/>System.in یک کاراکتر را ایگنور می‌کند (احتمالاً به خاطر interrupt).</text:p>
      <text:p text:style-name="P19">به این دلیل از یک شیوه ابتکاری دیگر استفاده کردیم: هر مرتبه یک آرایه ۳ بایتی برای گرفتن ۳ تا کاراکتر به System.in بدهیم تا آن را پر کند، اگر arrow key دریافت شده بود که هر ۳ بایت را پر می‌کند و مشکلی نیست اکا اگر <text:s/>escape و یا کاراکتر معمولی دیگری دریافت شده بود؟ در این حالت مقدار خروجیِ <text:span text:style-name="T4">تابع</text:span> read <text:span text:style-name="T4">که تعداد بایت‌های خوانده شده را نشان می‌دهد، عدد ۱ می‌شود که می‌فهمیم فقط اولین کاراکتر آرایه‌ی پر شده معتبر است.</text:span></text:p>
      <text:p text:style-name="P20">چون اسم تابع <text:s/>getChar است طبیعتاً انتظار می‌رود یک کاراکتر برگرداند ولی اگر ورودی arrow key بود چگونه <text:s/>تبدیل به یک کاراکتر کنیم؟ آمدیم یک قرار داد تعیین کردیم که کاراکتر‌های 195 تا 198 <text:s/>را به طور قراردادی برای بالا پایین راست و چپ در نظر بگیریم اما چرا این کاراکترها؟</text:p>
      <text:p text:style-name="P20">این‌ها در جدول extended ascii شکلی شبیه کلیدهای بالا و پایین و .. داشتند و هم اینکه با جمع زدن کد‌های اسکیِ ۳ کاراکتر گفته شده + 10 به این کاراکتر ها می‌رسیدیم.</text:p>
      <text:p text:style-name="P20"/>
      <text:p text:style-name="P20">اکنون به راحتی با مقایسه کردن کد اسکی کارکتر خروجی با 127 می‌گوییم اگر بالای 127 بود arrow key <text:s/>است و اگر پایین آن بود اسکیپ یا حروف معمولی کیبرد است.</text:p>
      <text:p text:style-name="P20"/>
      <text:p text:style-name="P20">در مورد پرینت با رنگ‌ دلخواه هم این نکته شایان توجه است که با <text:span text:style-name="T16">ascii escape code </text:span>های خاص خروجی به رنگ/شکل خاص تغییر می‌کند و پس از آن هرچه چاپ کنیم با آن رنگ/شکل چاپ می‌شود <text:s/></text:p>
      <text:p text:style-name="P20">دوباره با چاپ یک کد خاص، به حالت اولیه برمیگردد و اصطلاحاً reset <text:s/>می‌شود.آخر تابع print که تنها تابع ما برای چاپ رنگی بود، reset را چاپ کردیم تا بقیه چاپهای برنامه دچار تغییر نشوند و به حالت عادی چاپ کنند.</text:p>
      <text:p text:style-name="P21">برای پاک کردن یک خط از ترمینال هم از همین کدها استفاده شد که در کلاس Tutil به صورت final قرار گرفته اند. </text:p>
      <text:p text:style-name="P21"/>
      <text:p text:style-name="P1"><text:span text:style-name="T6">کلاس </text:span><text:span text:style-name="T7">ETC</text:span><text:span text:style-name="T6">util</text:span><text:span text:style-name="T2">: این کلاس شامل چند تابع مفید برای دیگر قسمت‌های برنامه است.</text:span></text:p>
      <text:p text:style-name="P22">مثلاً delay! اگرچه <text:span text:style-name="T16">delay</text:span> خود جاوا سرراست است ولی برای خود تأخیر و هندل کردن exception مربوط به آن تابع delay نوشته شد.</text:p>
      <text:p text:style-name="P22">تابع دیگر، تبدیل آرایه ۳ تایی شامل <text:span text:style-name="T16"><text:s/>Arrow key و تبدیل به کاراکتر</text:span> مورد قرار داد (که در بالا توضیح داده شد) است.</text:p>
      <text:p text:style-name="P23"/>
      <text:p text:style-name="P23"><text:soft-page-break/>تابع بعدی برای <text:span text:style-name="T16">چک کردن وضعیت فایل ورودی</text:span> داده شده توسط <text:s/>argument است. در صورتی که فایل قابل خواندن/نوشتن نباشد ارور داده و خارج می‌شود. در غیر این صورت آدرس فایل را بر می‌گرداند. این تابع از کلاًس argument parser برای درآوردن آدرس فایل در argument ورودی استفاده می‌کند.</text:p>
      <text:p text:style-name="P23"/>
      <text:p text:style-name="P24">تابع مورد نیاز بعدی،<text:span text:style-name="T16"> تبدیل Character[] به String </text:span>است، همانطور که می‌دانید جاوا تنها برای ساخت String از char[] تابع آماده دارد ولی برای Character ؟ مجبور هستیم تک تک تبدیل به char کنیم و سپس یه استرینگ بسازیم.</text:p>
      <text:p text:style-name="P25"/>
      <text:p text:style-name="P26">چند تابع هم برای<text:span text:style-name="T16"> قسمت آمارگیری</text:span> داریم، برای مثال محاسبه‌ی ۱۰ کلمه کوتاه‌تر و بلندتر از یک string و همچنین شمردن تعداد لغت‌ها (به وسیله شمردن تعداد فاصله ها و <text:s/>new line ها)</text:p>
      <text:p text:style-name="P26"/>
      <text:p text:style-name="P26"/>
      <text:p text:style-name="P2"><text:span text:style-name="T6">کلاس A</text:span><text:span text:style-name="T8">rguement Parser</text:span><text:span text:style-name="T18">: این کلاس برای استخراج اسم فایل از argument ورودی است که به صورت یک آرایه به متد main داده می شود. این کلاس با تابع check بررسی می‌کند که تعداد ارگومنت‌ها درست باشند و با تابع getfilename اسم فایل را بر میگرداند. (دقت کنید این تابع به وجود فایل و غیره کاری ندارد.)</text:span></text:p>
      <text:p text:style-name="P2"/>
      <text:p text:style-name="P18"><text:span text:style-name="T5">کلاس </text:span><text:span text:style-name="T8">FilesUtil:</text:span> این کلاس <text:span text:style-name="T18">عملیات‌های مربوط به فایل را برای ما انجام می‌دهد.</text:span></text:p>
      <text:p text:style-name="P28">یک تابع مهم وجود دارد به نام get file state که اسم فایل را گرفته و بررسی می‌کند آیا این فایل می‌تواند به عنوان فایل ورودی برنامه مورد استفاده قرار بگیرد یانه، در‌واقع آیا قابل نوشتن/خواندن هست یا نه و آیا اصلاً وجود دارد یا نه. این تابع یک enum به نام fileState بر می‌گرداند. (توضیحات بیشتر در جاواداک و کامنت‌ها)</text:p>
      <text:p text:style-name="P30">همچنین خواندن و نوشتن کل محتوای یک فایل که برای ادیتور لازم به نظر می‌رسد نیز در این تابع پیاده‌سازی شده است.</text:p>
      <text:p text:style-name="P30"/>
      <text:p text:style-name="P3"><text:span text:style-name="T6">کلاس </text:span><text:span text:style-name="T8">L</text:span><text:span text:style-name="T9">ist</text:span><text:span text:style-name="T8">: </text:span><text:span text:style-name="T2">برای نگهداری داده‌ها (عمدتا از جنس Character Node Integer) نیاز به یک ساختمان داده پیچیده‌تر از آرایه داریم. بر آن شدیم که ساختمان داده‌ی لیست را به صورت generic پیاده کنیم. برای اینکار چون دسترسی تصادفی جزو اولیت‌ها بود از arraylist استفاده کردیم. (همچنین سعی شد با استفاده از ensurecapacity و addAll ، اضافه کردن طول آرایه را به حداقل برسانیم.)</text:span></text:p>
      <text:p text:style-name="P31">این لیست مانند لیست‌های مرسوم یک متغیر برای نگهداری noe دارد. </text:p>
      <text:p text:style-name="P31">همچنین تابع addAll که با چند مدل ورودی مختلف اورلود شده تا در سراسر برنامه به راحتی قابل استفاده باشد.</text:p>
      <text:p text:style-name="P31">توجه کنید که addAll با char[] و یا String تنها برای لیستی از کاراکترها قابل استفاده است وگرنه دچار رانتایم ارور می‌شود.</text:p>
      <text:p text:style-name="P31">تابع‌های get و set و <text:s/>Add و getAsArray و دیلیت مطابق انتظار کار میکنند.</text:p>
      <text:p text:style-name="P31">برای پیاده‌سازی نیاز به توابع داخلی resize و copy داشتیم که برای ساخت ارایه با طول بزرگ‌تر استفاده شدند.</text:p>
      <text:p text:style-name="P31">تابع replace one with three یک تابع خاص برای لیستی از <text:s/>Node هاست به این صورت که در زمان split، یک عضو را گرفته و به جایش سه عضو جدید جایگزین میکند و باقی را شیفت می‌دهد.</text:p>
      <text:p text:style-name="P31"/>
      <text:p text:style-name="P31"><text:span text:style-name="T6">کلاس </text:span><text:span text:style-name="T5">Logger</text:span><text:span text:style-name="T8">: </text:span><text:span text:style-name="T2">برای </text:span>نوشتن و دیباگ برنامه به برخی اطلاعات از ساختمان‌داده‌های برنامه و اتفاقات جاری نیاز داشتیم، برای اینکار نمی‌توانستیم هیچ استفاده‌ای از stdout و sterr بکنیم چون تمام <text:soft-page-break/>صفحه ترمینال <text:s/>مشغول چاپ ادیتور است و نمی‌توان اطلاعات دیگری را در آن چاپ کرد. برای اینکه یک کلاس <text:s/>logger که تنها متد آن log است ایجاد کردیم، این کلاس رشته‌ی ورودی را در انتهای فایل LOG_FILE که برایش تنظیم کرده‌ایم می‌ریزد. برای اینکه بیهوده از کلاس file استفاده نکنیم از دستورات shell استفاده کردیم.</text:p>
      <text:p text:style-name="P31"/>
      <text:p text:style-name="P32"><text:span text:style-name="T6">کلاس </text:span><text:span text:style-name="T10">screen </text:span><text:span text:style-name="T8">: </text:span><text:span text:style-name="T21">همانطور که می‌دانید استخراج متن از piece table عملیاتی زمانبر است و ما هم در ادیتور لازم دارم صفحه را مداوم چاپ و اپدیت کنیم.(حتی با جا به جا شدن کرسر لازم است همان خط را مجدد چاپ کنیم تا اثرات جا به جایی کرسر محو شود). برای اینکار، مانند ادیتور‌های سنتی و بدون ساختمان داده از یک آرایه ۲ بعدی برای نگهداری کارکتر‌هایی که همین الان در ترمینال در حال نمایش هستند استفاده می‌کنیم. در این صورت با جا به جایی کرسر و .. می‌توان به خط مورد نظر سریعاً دسترسی داشت و آن را چاپ کرد. برای اپدیت کردن محتوای صفحه هم کافیست متن جدید را در این screen ریخته (با تابع updateScreenContents) و آن را چاپ کنیم (با کمک تابع Tutil) </text:span></text:p>
      <text:p text:style-name="P34"><text:span text:style-name="T20">این کلاس یک رفرنس به piece table <text:s/>برای گرفتن متن جدید دارد(البته همچنین توانیی گرفتن متن از یک string برای جواب سرچ و آمار را نیز دارد)</text:span></text:p>
      <text:p text:style-name="P34"><text:span text:style-name="T20">همچنین ابعاد صفحه را نیز نگه می‌دارد تا آرایه‌ی ۲ بعدی را بر اساس آن بسازد.</text:span></text:p>
      <text:p text:style-name="P34"><text:span text:style-name="T20">چیز مهم دیگری که نگه می‌دارد، شماره خطی است که اولین خط اسکرین (یا در‌واقع ترمینال) آن را نمایش می‌دهد. مثلاً وقتی اول فایل را نگاه می‌کنید این عدد برابر ۱ است. (posInFile)</text:span></text:p>
      <text:p text:style-name="P34"><text:span text:style-name="T20"/></text:p>
      <text:p text:style-name="P35"><text:span text:style-name="T20">اسکرین این قابلیت را به ما می‌دهد که زمانی که کرسر به انتهای پایین یا بالای صفحه رسید، به اسکرین بگوییم یک خط به بالا یا پایین اسکرول کند و با اپدیت کردن posInFile، متن جدید خودش را از piece table بگیرد. دقت کنید که اسکرین تمام متن را نگرفته بلکه فقط از posInFile به تعداد خط‌های ترمینال (height) به piece table درخواست می‌دهد تا سربار اجرایی اضافه نکند. </text:span><text:span text:style-name="T22">البته این امکان وجود دارد که متن ورودی بزرگ‌تر یا کوچک‌تر از اندازه ترمینال باشد، اگر بزرگ‌تر باشد‌(مثلا نتایج جست‌و‌جو <text:s/>زیاد تر شده باشند) باقی متن ایگنور می‌شود و اگر کوچکتر باشد، بقیه‌ی اسکرین با “~” پر می‌شود (درست مشابه vim و view) </text:span></text:p>
      <text:p text:style-name="P35"><text:span text:style-name="T22"/></text:p>
      <text:p text:style-name="P36"><text:span text:style-name="T22">ا</text:span><text:span text:style-name="T20">لبته گزینه gotoLine هم دارد برای زمانی که مستقیم میخواهیم به خط x برویم نه که فقط یک فقط بالا یا پایین برویم.</text:span></text:p>
      <text:p text:style-name="P37"><text:span text:style-name="T20"/></text:p>
      <text:p text:style-name="P37"><text:span text:style-name="T20">۲ گزینه <text:s/>getLine هم با استفاده از شماره خط هم با استفاده از جای کرسر وجود دارد که آرایه یک بعدی مربوط به خط مورد نظر را بر می گرداندو کاربردش این است که اگر متنی را بدون توجه به piece table خواستیم فقط بصری عوض کنیم از این متد استفاده می‌کنیم. اما کاربرد واقعی اش؟ زمانی که کاربر تایپ می‌کند تا وقتی اینتر یا space <text:s/>نزده و یا cursor را جا به جا نکرده (فقط مستقیم تایپ می‌کند) ما متن را در piece <text:s/>table اضافه نمی‌کنیم و منتظر می‌مانیم که piece ها بزرگ‌تر شوند و نه اینکه هر کاراکتر را تبدیل به یک piece مجزا کنیم. ولی اگرچه منتظر مانده‌ایم ولی کاربر انتظار دارد متن وارده شده را در صفحه ببیند. پس ما آن خط <text:s/>screen را با ورودی به صورت آنلاین ادیت میکنیم تا کاربر عین متن وارد شده را ببیند ولی در طرف مقابل وقتی کاربر </text:span><text:span text:style-name="T23">اینتر یا فاصله یا.. را زد و ما میخواستیم متن جدید را به piece table اضافه کنیم، اسکرین را از اول از روی piece table می‌سازیم و تغییرات ما که روی اسکرین اعمال کرده بودیم از بین می‌روند و اطلاعات سینک‌شده با piece table جایگزین می‌شوند.</text:span></text:p>
      <text:p text:style-name="P37"><text:span text:style-name="T23"/></text:p>
      <text:p text:style-name="P37"><text:span text:style-name="T23"/></text:p>
      <text:p text:style-name="P38"><text:span text:style-name="T23"/></text:p>
      <text:p text:style-name="P35"><text:span text:style-name="T22"/></text:p>
      <text:p text:style-name="P4"><text:soft-page-break/><text:span text:style-name="T6">کلاس </text:span><text:span text:style-name="T10">c</text:span><text:span text:style-name="T11">ursor</text:span><text:span text:style-name="T10"> </text:span><text:span text:style-name="T8">:</text:span><text:span text:style-name="T21"> <text:s/></text:span><text:span text:style-name="T24">برای نگهداری و اپدیت کردن جای کرسر در برنامه، از کلاس کرسر استفاده می‌کنیم. این کلاس اندازه صفحه را می‌گیرد و اجازه می‌دهد کرسر در آنجا به جا شود.</text:span></text:p>
      <text:p text:style-name="P39"><text:span text:style-name="T20">یک نکته وجود دارد و آن هم این است که تقریباً هیچ راهی برای فهمیدن جای فعلی کرسر نداریم پس چطوری باید جای فعلی‌اش را نگه داریم؟ ابتدا کرسر را به بالای صفحه می‌بریم سپس می‌دانیم که در ۱و۱ است! (دقت کنید چون کلاس کرسر با اسکرین خیلی در تعامل است و x,y های کرسر هم از ۱ شروع می‌شوند آرایه‌ی اسکرین را یکی بزرگ‌تر ساختیم تا در ایندکس ها به مشکل نخوریم)</text:span></text:p>
      <text:p text:style-name="P39"><text:span text:style-name="T20"/></text:p>
      <text:p text:style-name="P39"><text:span text:style-name="T20">از متدهای مهم کرسر می‌توان به setCursor <text:s text:c="2"/>اشاره کرد که با چاپ یک ansi escape code کرسر را به محل مورد نظر می‌برد.</text:span></text:p>
      <text:p text:style-name="P39"><text:span text:style-name="T20"/></text:p>
      <text:p text:style-name="P39"><text:span text:style-name="T20">متد های دیگری هم برای جا به جا شدن در صفحه وجود دارند که نکته خاصی در آن‌ها وجود ندارد.</text:span></text:p>
      <text:p text:style-name="P40"><text:span text:style-name="T20">فقط اینکه متد‌های up,down,right,left بررسی میکنند که تغییر خواسته شده کرسر را بیرون از محیط ترمینال نبرد.</text:span></text:p>
      <text:p text:style-name="P40"><text:span text:style-name="T20"/></text:p>
      <text:p text:style-name="P40"><text:span text:style-name="T20">متد‌های مهم دیگر clone و sync هستند. Clone یک کپی از کرسر فعلی می‌سازد و آن را return <text:s/>می‌کند <text:s/>ولی این چه کاربردی دارد؟ مگر ما همیشه فقط یک کرسر در صفحه نداریم؟ بله درست است ولی گاهی نیاز داریم یک کرسر موقتی داشته باشیم تا مثلاً متنی را در خط دهم چاپ کنیم در حالی که در حط اول هستیم، یا مثلاً میخواهیم با ثابت نگه داشتن کرسر، کلاً متن را پاک کرده و از اول چاپ کنیم. چاره چیست؟ در این حالت می‌توانیم x,y قبلی کرسر را نگه داریم و کرسر را به جای دلخواه جا به جا کنیم و سپس با set(x,y) به جای اولیه برگردانیم ولی اینکار راه را برای باگ و خطا باز می‌کند و مضاف بر آن مجبوریم دسترسی مستقیم به x,y <text:s/>را بابلیک بدهیم. اما راه جایگزین چیست؟ قرار داد می‌کنیم که کرسر اصلی همیشه جایی است که کرسر در آن قرار دارد! و اگر خواستیم متنی را در جای دیگری چاپ کنیم، از کرسر اصلی یک کلون بگیریم و آن را به جای دلخواه برده و چاپ کنیم. پس از آن کرسر اصلی را سینک کنیم. یعنی بگوییم کرسر اصلی دوباره معتبر شود. چطوری معتبر شود؟ کرسسر واقعی (فیزیکی) برنامه را به محل کرسر سینک شده ببریم.</text:span></text:p>
      <text:p text:style-name="P40"><text:span text:style-name="T20"/></text:p>
      <text:p text:style-name="P33"><text:span text:style-name="T6">کلاس </text:span><text:span text:style-name="T12">TrieTree</text:span><text:span text:style-name="T10"> </text:span><text:span text:style-name="T8">: </text:span><text:span text:style-name="T25">برای سرچ بهینه در متن از این کلاس استفاده می‌کنیم.</text:span></text:p>
      <text:p text:style-name="P41"><text:span text:style-name="T20">با استفاده از این درخت، سرچ ما با اردر طول رشته‌ی سرچ شده انجام می‌شود. برای ساخت درخت به تعداد حروف الفبا نیاز داریم، در‌واقع درخت ما K تایی است که K برابر تعداد حروف الفباست.</text:span></text:p>
      <text:p text:style-name="P41"><text:span text:style-name="T20">هر نود در‌واقع نمایانگر (ریشه‌ی ) یک درخت هم هست، مشابه پیاده‌سازی درخت با لیست پیوندی</text:span></text:p>
      <text:p text:style-name="P41"><text:span text:style-name="T20">با این تفاوت که به جای باینری‌تری، درخت 256تایی داریم.</text:span></text:p>
      <text:p text:style-name="P41"><text:span text:style-name="T20">هر نود همچنین شامل لیستی از اعداد است که در‌واقع مکان‌هایی از متن اصلی هستند که این زیررشته در آن‌ها پیدا می‌شود.</text:span></text:p>
      <text:p text:style-name="P41"><text:span text:style-name="T20">برای اینسرت کردن رشته باید همه زیر رشته‌ها از طول ۱ تا طول n را در درخت اینسرت کنیم.</text:span></text:p>
      <text:p text:style-name="P41"><text:span text:style-name="T20">خود اینسرت به این صورت کار میکندکه درخت را هر مرحله کاملتر میکند (با روش بازگشتی)</text:span></text:p>
      <text:p text:style-name="P41"><text:span text:style-name="T20"/></text:p>
      <text:p text:style-name="P41"><text:span text:style-name="T20">برای سرچ هم هر مرحله اولین کاراکتر رشته‌ی سرچ شده را میبنیم و در صورتی که درحت وجود داشت به سراغ آن نود می‌رویم و مجدداً تکرار می کنیم(باز هم بازگشتی)</text:span></text:p>
      <text:p text:style-name="P41"><text:span text:style-name="T20">اگر وجود نداشت هم که سرچ ناموفق بوده است.</text:span></text:p>
      <text:p text:style-name="P41"><text:span text:style-name="T20"/></text:p>
      <text:p text:style-name="P41"><text:span text:style-name="T20"/></text:p>
      <text:p text:style-name="P41"><text:span text:style-name="T20"/></text:p>
      <text:p text:style-name="P41"><text:span text:style-name="T20"/></text:p>
      <text:p text:style-name="P5"><text:soft-page-break/><text:span text:style-name="T6">کلاس </text:span><text:span text:style-name="T12">P</text:span><text:span text:style-name="T13">ieceTable</text:span><text:span text:style-name="T10"> </text:span><text:span text:style-name="T8">: </text:span><text:span text:style-name="T25">ک</text:span><text:span text:style-name="T26">لاس اصلی برای ذخیره‌سازی متن به روش بهینه و مناسب برای متون بزرگ</text:span></text:p>
      <text:p text:style-name="P42"><text:span text:style-name="T26">ا</text:span><text:span text:style-name="T20">ین کلاس شامل لیستی از نود هاست که هر نود به بازه‌ای در بافر اشاره می‌کند (جلوتر خواهیم دید) و همچنین ۲ لیست از کارکتر ها به نام بافر ارجینال و بافر اضافه‌ها </text:span></text:p>
      <text:p text:style-name="P42"><text:span text:style-name="T20">بافر ارجینال عیناً متنی است که ادیتور با آن <text:s/>initialize می‌شود برای مثال متنی که در فایل input وجود دارد در این بافر ریخته می‌شود.</text:span></text:p>
      <text:p text:style-name="P42"><text:span text:style-name="T20">بافر دوم برای متونی است که به متن اصلی اضافه می‌شوند (نه لزوماً در اول یا آخر متن، بلکه در هرکجای متن)</text:span></text:p>
      <text:p text:style-name="P42"><text:span text:style-name="T20"/></text:p>
      <text:p text:style-name="P43"><text:span text:style-name="T20">همچنین این کلاس یک رفرنس به درخت سرچ دارد و در هر تغییر piece table آن را نیز اپدیت می‌کند.</text:span></text:p>
      <text:p text:style-name="P43"><text:span text:style-name="T20">۲ متد مهم برای استخراج متن وجود دارد. اولی که بدیهی به نظر می‌رسد، گرفتن تمام متن است(get all text )</text:span></text:p>
      <text:p text:style-name="P43"><text:span text:style-name="T20">این متد برای ساخت درخت سرچ(اولین بار) و ساخت statistics و همچنین سیو در فایل استفاده می‌شود.</text:span></text:p>
      <text:p text:style-name="P43"><text:span text:style-name="T20">متد دوم getText هست که برای اپدیت محتوای screen استفاده می‌شود که در کلاس اسکرین توضیح داده شد.</text:span></text:p>
      <text:p text:style-name="P43"><text:span text:style-name="T20"/></text:p>
      <text:p text:style-name="P44"><text:span text:style-name="T20">همچنین متد‌های کمکی از قبیل getNodeText برای استخراج متن یک نود و getTextLen برا محاسبه‌ی طول رشته <text:s/>و linesCount برای شمارش تعداد خطوط متن وجود دارد.</text:span></text:p>
      <text:p text:style-name="P44"><text:span text:style-name="T20">دقت کنید این متد ها کل متن را نمی‌سازند بلکه از اطلاعات داخل نودها استفاده میکنند.</text:span></text:p>
      <text:p text:style-name="P45"><text:span text:style-name="T20">متد getStatistics هم محتوای لازم برای نمایش در حالت آمار را به کمک متن داخل piece table و متد‌های داخل ETCUtil فراهم می‌آورد.</text:span></text:p>
      <text:p text:style-name="P45"><text:span text:style-name="T20">متد سرچ به کمک درخت سرچ، سرچ را انجام می‌دهد و سپس به کمک charIndToLine شماره کاراکتر را به شماره خط تبدیل می‌کند.</text:span></text:p>
      <text:p text:style-name="P45"><text:span text:style-name="T20"/></text:p>
      <text:p text:style-name="P33"><text:span text:style-name="T25"/></text:p>
      <text:p text:style-name="P6"><text:span text:style-name="T6">کلاس </text:span><text:span text:style-name="T12">N</text:span><text:span text:style-name="T14">ode</text:span><text:span text:style-name="T10"> </text:span><text:span text:style-name="T8">: </text:span><text:span text:style-name="T27">این کلاس واقعاً به خودیِ خود از کلاس piece table جدا نیست. همانطور که توضیح داده شد piece table یک لیست از نود های داخل متن دارد. اما هر نود چیست؟ هر نود یک تیکه از متن داخل piece را مشخص می‌کند. این تکه متن یا همه‌ش در بافر ارجینال است و یا همه‌اش در بافر دیگر.</text:span></text:p>
      <text:p text:style-name="P45"><text:span text:style-name="T20">نودها اطلاعات ضروری‌ای را نگاه می‌دارد: ایندکس شروع رشته در بافر و طول رشته.</text:span></text:p>
      <text:p text:style-name="P45"><text:span text:style-name="T20">همچنین برای بهینه‌سازی تعداد خطوطی که این تکه متن شامل می‌شود را هم یک بار محاسبه می‌کنید و در نود نگه می‌داریم. دقت کنید که node غی قابل تغییر است و همه فیلد‌های آن توسط کانستراکتور ست می‌شوند و چون متنی هم از piece <text:s/>table حذف نمی‌شود نود تا وقتی وجود دارد معتبر است. در صورتی که بخواهیم متن را ویرایش کنیم مجبوریم نود را حذف کنیم و ۲-۳ نود جدید بسازیم.</text:span></text:p>
      <text:p text:style-name="P45"><text:span text:style-name="T20">همچنین نود یک عدد برای type دارد که نشان می‌دهد در کدام بافر باید به دنبال متن این نود بگردیم. اما چرا یک integer و نه enum؟ برای اینکه buffers را هم آرایه ۳ بعدی تعریف کنیم و به راحتی دسترسی داشته باشیم (مثل این : buffers[node.type].get(i) ) وگرنه مجبور بودیم هر مرتبه از if استفاده کنیم.</text:span></text:p>
      <text:p text:style-name="P45"><text:span text:style-name="T20"/></text:p>
      <text:p text:style-name="P45"><text:span text:style-name="T20">کلاس نود متد های استاتیک هم دارد که برای غلبه بر مشکلات جاوا (از جمله erasure ) نوشته شده اند!</text:span></text:p>
      <text:p text:style-name="P45"><text:span text:style-name="T20"/></text:p>
      <text:p text:style-name="P39"><text:span text:style-name="T20"/></text:p>
      <text:p text:style-name="P46"><text:span text:style-name="T20">متد مهم دیگر، split است. این تابع روی یک نود صدا زده می‌شود و متن جدید و جایی که باید اضافه شود را گرفته و نود فعلی را تبدیل به ۳ نود میکند. </text:span></text:p>
      <text:p text:style-name="P46"><text:soft-page-break/><text:span text:style-name="T20">نود صفرم و دوم، حاوی متن همین نود هستند و نود یکم شامل متن جدید است.</text:span></text:p>
      <text:p text:style-name="P46"><text:span text:style-name="T20">در همین تابع linecount را هم تنظیم‌(اپدیت) می‌کنیم.</text:span></text:p>
      <text:p text:style-name="P46"><text:span text:style-name="T20"/></text:p>
      <text:p text:style-name="P46"><text:span text:style-name="T20"/></text:p>
      <text:p text:style-name="P46"><text:span text:style-name="T20"/></text:p>
      <text:p text:style-name="P3"/>
      <text:p text:style-name="P7"><text:span text:style-name="T6">کلاس </text:span><text:span text:style-name="T12">V</text:span><text:span text:style-name="T15">im</text:span><text:span text:style-name="T10"> </text:span><text:span text:style-name="T8">: </text:span><text:span text:style-name="T28">همانطور که در ابتدا گفتیم این کلاس اصلی برنامه است و حلقه اصلی برنامه و رفتن به حالت‌های مختلف و بررسی و اجرای دستور‌ها را انجام می‌دهد.</text:span></text:p>
      <text:p text:style-name="P47"><text:span text:style-name="T20">همچنین در constructor هم از piece table و screen و cursor نمونه می‌سازد و آن‌ها را نگه می‌دارد.</text:span></text:p>
      <text:p text:style-name="P47"><text:span text:style-name="T20">همچنین همین کلاس وظیفه هندل کردن کپی و پیست را نیز دارد.</text:span></text:p>
      <text:p text:style-name="P47"><text:span text:style-name="T20"/></text:p>
      <text:p text:style-name="P48"><text:span text:style-name="T20">در انتها باید ذکر کنم سورس کد پروژه+کامیت ها را در لینک زیر می‌توانید مشاهده کنید:</text:span></text:p>
      <text:p text:style-name="P48"><text:span text:style-name="T20"/></text:p>
      <text:p text:style-name="P2"/>
      <text:p text:style-name="P26"><text:a xlink:type="simple" xlink:href="https://github.com/rsharifnasab/sbu_vi_limited/" text:style-name="Internet_20_link" text:visited-style-name="Visited_20_Internet_20_Link">https://github.com/rsharifnasab/sbu_vi_limited/</text:a></text:p>
      <text:p text:style-name="P26"/>
      <text:p text:style-name="P26"/>
      <text:p text:style-name="P26">همچنین یک اسکریپت <text:span text:style-name="T29">پایتون</text:span> برای تبدیل همه‌ی سورس کدها به یک فایل (مناسب برای اپلود در کویرا) نوشته شده که با ant quera <text:s/><text:span text:style-name="T29">و یا make q_combine</text:span> قابل اجراست.</text:p>
      <text:p text:style-name="P49">فایل build.xml برای مدیریت ant است</text:p>
      <text:p text:style-name="P49">فایل makefile هم برای مدیریت make است.</text:p>
      <text:p text:style-name="P50">پس از کامپایل، فایل‌های class در پوشه‌ی build/classes و فایل jar در پوشه build/jar ذخیره می‌شوند.</text:p>
      <text:p text:style-name="P50">و فایل خروجی اسکریپت کویرا نیز در پوشه build/quera ذخیره می‌شود.</text:p>
      <text:p text:style-name="P50">با دستور ant clean هم پوشه‌ی build کاملاً پاک می‌شود.</text:p>
      <text:p text:style-name="P50"/>
      <text:p text:style-name="P50">همانطور که ابتدا هم ذکر شد برای ساخت جاواداک هم make doc و یا ant doc استفاده شود. </text:p>
      <text:p text:style-name="P27"/>
      <text:p text:style-name="P27"/>
      <text:p text:style-name="P51">نکته آخر هم اینکه برای بهترین UX قبل از اجرای برنامه، ترمینال را reset کنید و در ابعاد 80*24 باز کنید.</text:p>
      <text:p text:style-name="P26"/>
      <text:p text:style-name="P26"/>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Naskh Shift Alt" svg:font-family="'Droid Naskh Shift Al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Naskh Shift Alt" style:font-size-asian="10.5pt" style:language-asian="zh" style:country-asian="CN" style:font-name-complex="Droid Naskh Shift Alt"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Naskh Shift Alt" style:font-size-asian="10.5pt" style:language-asian="zh" style:country-asian="CN" style:font-name-complex="Droid Naskh Shift Alt"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Naskh Shift Alt" style:font-family-asian="'Droid Naskh Shift Alt'" style:font-family-generic-asian="system" style:font-pitch-asian="variable" style:font-size-asian="14pt" style:font-name-complex="Droid Naskh Shift Alt" style:font-family-complex="'Droid Naskh Shift Al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31T13:36:57.127737000</meta:creation-date>
    <dc:date>2020-01-31T18:16:32.376931419</dc:date>
    <meta:editing-duration>PT3H42M40S</meta:editing-duration>
    <meta:editing-cycles>47</meta:editing-cycles>
    <meta:generator>LibreOffice/6.3.4.2.0$Linux_X86_64 LibreOffice_project/30$Build-2</meta:generator>
    <meta:document-statistic meta:table-count="0" meta:image-count="0" meta:object-count="0" meta:page-count="8" meta:paragraph-count="116" meta:word-count="3946" meta:character-count="19589" meta:non-whitespace-character-count="15686"/>
  </office:meta>
</office:document-meta>
</file>